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Mangal1" svg:font-family="Mangal"/>
    <style:font-face style:name="Consolas1" svg:font-family="Consolas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">
      <style:paragraph-properties fo:break-before="pag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end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/>
      <style:text-properties fo:font-size="14pt" fo:language="uk" fo:country="UA" style:font-size-asian="14pt" style:font-size-complex="14pt"/>
    </style:style>
    <style:style style:name="P11" style:family="paragraph" style:parent-style-name="Standard">
      <style:paragraph-properties fo:line-height="150%" fo:text-align="end" style:justify-single-word="false"/>
      <style:text-properties fo:font-size="14pt" fo:language="uk" fo:country="UA" style:font-name-asian="Times New Roman1" style:font-size-asian="14pt" style:font-size-complex="14pt"/>
    </style:style>
    <style:style style:name="P12" style:family="paragraph" style:parent-style-name="Standard">
      <style:paragraph-properties fo:line-height="150%" fo:text-align="end" style:justify-single-word="false"/>
      <style:text-properties fo:font-size="14pt" fo:language="ru" fo:country="RU" style:font-size-asian="14pt" style:font-size-complex="14pt"/>
    </style:style>
    <style:style style:name="P13" style:family="paragraph" style:parent-style-name="Standard">
      <style:text-properties fo:language="ru" fo:country="RU" officeooo:rsid="001964f5" officeooo:paragraph-rsid="001964f5"/>
    </style:style>
    <style:style style:name="P14" style:family="paragraph" style:parent-style-name="Standard">
      <style:text-properties fo:language="ru" fo:country="RU" officeooo:rsid="0019de98" officeooo:paragraph-rsid="0019de98"/>
    </style:style>
    <style:style style:name="P15" style:family="paragraph" style:parent-style-name="Standard">
      <style:text-properties fo:language="ru" fo:country="RU" officeooo:rsid="001d87cf" officeooo:paragraph-rsid="001d87cf"/>
    </style:style>
    <style:style style:name="P16" style:family="paragraph" style:parent-style-name="Standard">
      <style:text-properties fo:language="ru" fo:country="RU" officeooo:rsid="001f878e" officeooo:paragraph-rsid="001f878e"/>
    </style:style>
    <style:style style:name="P17" style:family="paragraph" style:parent-style-name="Standard">
      <style:paragraph-properties style:line-height-at-least="0.1583in"/>
      <style:text-properties fo:color="#000000" loext:opacity="100%" style:font-name="Consolas" fo:font-size="8.39999961853027pt" fo:font-weight="normal" fo:background-color="#ffffff"/>
    </style:style>
    <style:style style:name="P18" style:family="paragraph" style:parent-style-name="Standard">
      <style:paragraph-properties style:line-height-at-least="0.1583in"/>
      <style:text-properties fo:color="#000000" loext:opacity="100%" fo:background-color="#ffffff"/>
    </style:style>
    <style:style style:name="P19" style:family="paragraph" style:parent-style-name="Standard">
      <style:text-properties fo:language="en" fo:country="US" officeooo:rsid="001d87cf" officeooo:paragraph-rsid="001d87cf"/>
    </style:style>
    <style:style style:name="P20" style:family="paragraph" style:parent-style-name="Standard">
      <style:paragraph-properties style:line-height-at-least="0.1583in"/>
      <style:text-properties fo:color="#008000" loext:opacity="100%" style:font-name="Consolas" fo:font-size="8.39999961853027pt" fo:font-weight="normal" fo:background-color="#ffffff"/>
    </style:style>
    <style:style style:name="P21" style:family="paragraph" style:parent-style-name="Standard">
      <style:paragraph-properties style:line-height-at-least="0.1583in"/>
    </style:style>
    <style:style style:name="P22" style:family="paragraph" style:parent-style-name="Standard">
      <style:text-properties officeooo:paragraph-rsid="001964f5"/>
    </style:style>
    <style:style style:name="P23" style:family="paragraph" style:parent-style-name="Standard">
      <style:paragraph-properties fo:margin-top="0in" fo:margin-bottom="0.1965in" style:contextual-spacing="false" style:line-height-at-least="0.1583in"/>
      <style:text-properties fo:color="#000000" loext:opacity="100%" style:font-name="Consolas" fo:font-size="8.39999961853027pt" fo:font-weight="normal" fo:background-color="#ffffff"/>
    </style:style>
    <style:style style:name="P24" style:family="paragraph" style:parent-style-name="Standard">
      <style:text-properties fo:language="en" fo:country="US" officeooo:rsid="0014db07" officeooo:paragraph-rsid="0014db07"/>
    </style:style>
    <style:style style:name="P25" style:family="paragraph" style:parent-style-name="Standard">
      <style:text-properties fo:language="en" fo:country="US" officeooo:rsid="00172e06" officeooo:paragraph-rsid="00172e06"/>
    </style:style>
    <style:style style:name="P2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7" style:family="paragraph" style:parent-style-name="Contents_20_Heading">
      <style:paragraph-properties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uk" fo:country="UA" style:font-size-asian="14pt" style:font-size-complex="14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font-size="14pt" fo:language="ru" fo:country="RU" officeooo:rsid="0007d584" style:font-size-asian="14pt" style:font-size-complex="14pt"/>
    </style:style>
    <style:style style:name="T5" style:family="text">
      <style:text-properties fo:font-size="14pt" style:font-name-asian="Times New Roman1" style:font-size-asian="14pt" style:font-size-complex="14pt"/>
    </style:style>
    <style:style style:name="T6" style:family="text">
      <style:text-properties fo:font-size="14pt" fo:language="en" fo:country="US" officeooo:rsid="0007d584" style:font-size-asian="14pt" style:font-size-complex="14pt"/>
    </style:style>
    <style:style style:name="T7" style:family="text">
      <style:text-properties fo:font-size="14pt" fo:language="en" fo:country="US" officeooo:rsid="0024959e" style:font-size-asian="14pt" style:font-size-complex="14pt"/>
    </style:style>
    <style:style style:name="T8" style:family="text">
      <style:text-properties fo:language="ru" fo:country="RU" officeooo:rsid="001964f5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2a07ea"/>
    </style:style>
    <style:style style:name="T11" style:family="text">
      <style:text-properties fo:language="en" fo:country="US" officeooo:rsid="002a5bde"/>
    </style:style>
    <style:style style:name="T12" style:family="text">
      <style:text-properties fo:language="en" fo:country="US" officeooo:rsid="002a77c3"/>
    </style:style>
    <style:style style:name="T13" style:family="text">
      <style:text-properties fo:language="en" fo:country="US" officeooo:rsid="002b1315"/>
    </style:style>
    <style:style style:name="T14" style:family="text">
      <style:text-properties fo:language="en" fo:country="US" officeooo:rsid="002b195c"/>
    </style:style>
    <style:style style:name="T15" style:family="text">
      <style:text-properties style:font-name="Consolas" fo:font-size="8.39999961853027pt" fo:font-weight="normal"/>
    </style:style>
    <style:style style:name="T16" style:family="text">
      <style:text-properties fo:color="#0000ff" loext:opacity="100%"/>
    </style:style>
    <style:style style:name="T17" style:family="text">
      <style:text-properties fo:color="#0000ff" loext:opacity="100%" style:font-name="Consolas" fo:font-size="8.39999961853027pt" fo:font-weight="normal"/>
    </style:style>
    <style:style style:name="T18" style:family="text">
      <style:text-properties fo:color="#001080" loext:opacity="100%"/>
    </style:style>
    <style:style style:name="T19" style:family="text">
      <style:text-properties fo:color="#001080" loext:opacity="100%" style:font-name="Consolas" fo:font-size="8.39999961853027pt" fo:font-weight="normal"/>
    </style:style>
    <style:style style:name="T20" style:family="text">
      <style:text-properties fo:color="#795e26" loext:opacity="100%"/>
    </style:style>
    <style:style style:name="T21" style:family="text">
      <style:text-properties fo:color="#795e26" loext:opacity="100%" style:font-name="Consolas" fo:font-size="8.39999961853027pt" fo:font-weight="normal"/>
    </style:style>
    <style:style style:name="T22" style:family="text">
      <style:text-properties fo:color="#a31515" loext:opacity="100%" style:font-name="Consolas" fo:font-size="8.39999961853027pt" fo:font-weight="normal"/>
    </style:style>
    <style:style style:name="T23" style:family="text">
      <style:text-properties fo:color="#098658" loext:opacity="100%"/>
    </style:style>
    <style:style style:name="T24" style:family="text">
      <style:text-properties fo:color="#098658" loext:opacity="100%" style:font-name="Consolas" fo:font-size="8.39999961853027pt" fo:font-weight="normal"/>
    </style:style>
    <style:style style:name="T25" style:family="text">
      <style:text-properties fo:color="#af00db" loext:opacity="100%"/>
    </style:style>
    <style:style style:name="T26" style:family="text">
      <style:text-properties fo:color="#af00db" loext:opacity="100%" style:font-name="Consolas" fo:font-size="8.39999961853027pt" fo:font-weight="normal"/>
    </style:style>
    <style:style style:name="T27" style:family="text">
      <style:text-properties fo:color="#267f99" loext:opacity="100%"/>
    </style:style>
    <style:style style:name="T28" style:family="text">
      <style:text-properties fo:color="#267f99" loext:opacity="100%" style:font-name="Consolas" fo:font-size="8.39999961853027pt" fo:font-weight="normal"/>
    </style:style>
    <style:style style:name="T29" style:family="text">
      <style:text-properties fo:color="#008000" loext:opacity="100%" style:font-name="Consolas" fo:font-size="8.39999961853027pt" fo:font-weight="normal"/>
    </style:style>
    <style:style style:name="T30" style:family="text">
      <style:text-properties style:font-name="Times New Roman" fo:font-size="14pt" fo:language="ru" fo:country="RU" officeooo:rsid="002796a3"/>
    </style:style>
    <style:style style:name="T31" style:family="text">
      <style:text-properties officeooo:rsid="00292ea3"/>
    </style:style>
    <style:style style:name="T32" style:family="text">
      <style:text-properties officeooo:rsid="002a07ea"/>
    </style:style>
    <style:style style:name="T33" style:family="text">
      <style:text-properties officeooo:rsid="002b195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ІНІСТЕРСТВО ОСВІТИ ТА НАУКИ УКРАЇНИ</text:p>
      <text:p text:style-name="P6">Одеський національний політехнічний університет</text:p>
      <text:p text:style-name="P6">Інститут Комп’ютерних Систем</text:p>
      <text:p text:style-name="P4"><text:span text:style-name="T1">Кафедра Інформаційних </text:span><text:span text:style-name="T2">Т</text:span><text:span text:style-name="T1">ехнологій</text:span></text:p>
      <text:p text:style-name="P5"/>
      <text:p text:style-name="P5"/>
      <text:p text:style-name="P5"/>
      <text:p text:style-name="P5"/>
      <text:p text:style-name="P4"><text:span text:style-name="T1">Протокол лабораторної роботи №</text:span><text:span text:style-name="T7">2</text:span></text:p>
      <text:p text:style-name="P4"><text:span text:style-name="T1">з дисципліни </text:span><text:span text:style-name="T6"><text:s/></text:span><text:span text:style-name="T4">Кроссплатформенное программирование</text:span></text:p>
      <text:p text:style-name="P4"><text:span text:style-name="T1">на тему: «</text:span><text:span text:style-name="T3">Массивы</text:span><text:span text:style-name="T1">»</text:span><text:span text:style-name="T3"> </text:span></text:p>
      <text:p text:style-name="P5"/>
      <text:p text:style-name="P5"/>
      <text:p text:style-name="P5"/>
      <text:p text:style-name="P5"/>
      <text:p text:style-name="P5"/>
      <text:p text:style-name="P7">Виконав студент групи</text:p>
      <text:p text:style-name="P7">АД-181</text:p>
      <text:p text:style-name="P11">Батура М.Ю.</text:p>
      <text:p text:style-name="P4"><text:span text:style-name="T5"><text:s text:c="71"/></text:span><text:span text:style-name="T1">Прийняв</text:span></text:p>
      <text:p text:style-name="P12">Рудниченко Н.Д.</text:p>
      <text:p text:style-name="P10"/>
      <text:p text:style-name="P10"/>
      <text:p text:style-name="P10"/>
      <text:p text:style-name="P5"/>
      <text:p text:style-name="P5"/>
      <text:p text:style-name="P5"/>
      <text:p text:style-name="P5"/>
      <text:p text:style-name="P5"/>
      <text:p text:style-name="P8">Одеса, 2020</text:p>
      <text:table-of-content text:style-name="Sect1" text:protected="true" text:name="Оглавление1">
        <text:table-of-content-source text:outline-level="10" text:use-index-source-styles="tru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Оглавление1_Head">
            <text:p text:style-name="P2">Оглавление</text:p>
          </text:index-title>
          <text:p text:style-name="P26"><text:a xlink:type="simple" xlink:href="#__RefHeading___Toc764_1751186770" text:style-name="Index_20_Link" text:visited-style-name="Index_20_Link">Практическая часть<text:tab/>3</text:a></text:p>
          <text:p text:style-name="P26"><text:a xlink:type="simple" xlink:href="#__RefHeading___Toc770_1751186770" text:style-name="Index_20_Link" text:visited-style-name="Index_20_Link">Порядок выполнения работы:<text:tab/>3</text:a></text:p>
          <text:p text:style-name="P26"><text:a xlink:type="simple" xlink:href="#__RefHeading___Toc768_1751186770" text:style-name="Index_20_Link" text:visited-style-name="Index_20_Link">Ответы на контрольные вопросы:<text:tab/>7</text:a></text:p>
          <text:p text:style-name="P26"><text:a xlink:type="simple" xlink:href="#__RefHeading___Toc766_1751186770" text:style-name="Index_20_Link" text:visited-style-name="Index_20_Link">Вывод:<text:tab/>7</text:a></text:p>
        </text:index-body>
      </text:table-of-content>
      <text:p text:style-name="P9"/>
      <text:p text:style-name="P1"><text:bookmark-start text:name="__RefHeading___Toc764_1751186770"/>Практическая часть<text:bookmark-end text:name="__RefHeading___Toc764_1751186770"/></text:p>
      <text:p text:style-name="Standard">Вариант 2 : задания 21, 42, 118, 120, 166</text:p>
      <text:p text:style-name="Standard">Вопросы для защиты: 6, 30, 9</text:p>
      <text:p text:style-name="Heading"><text:bookmark-start text:name="__RefHeading___Toc770_1751186770"/>Порядок выполнения работы:<text:bookmark-end text:name="__RefHeading___Toc770_1751186770"/></text:p>
      <text:p text:style-name="Standard">Task1:</text:p>
      <text:p text:style-name="P20">//21 напишите функцию, которая находит разность двух массивов. Напрример</text:p>
      <text:p text:style-name="P20">//console.log(difference([1,2,3], [100,2,1,10])) // результат - [3,10,100]</text:p>
      <text:p text:style-name="P21"/>
      <text:p text:style-name="P17"><text:span text:style-name="T18">console</text:span>.<text:span text:style-name="T20">log</text:span>(<text:span text:style-name="T20">difference</text:span>([<text:span text:style-name="T23">1</text:span>,<text:span text:style-name="T23">2</text:span>,<text:span text:style-name="T23">3</text:span>,<text:span text:style-name="T23">4</text:span>,<text:span text:style-name="T23">5</text:span>], [<text:span text:style-name="T23">1</text:span>,<text:span text:style-name="T23">2</text:span>,<text:span text:style-name="T23">3</text:span>]))</text:p>
      <text:p text:style-name="P21"/>
      <text:p text:style-name="P17"><text:span text:style-name="T16">function</text:span> <text:span text:style-name="T20">difference</text:span>(<text:span text:style-name="T18">a</text:span>,<text:span text:style-name="T18">b</text:span>){</text:p>
      <text:p text:style-name="P18">    <text:span text:style-name="T26">if</text:span><text:span text:style-name="T15">(</text:span><text:span text:style-name="T19">a</text:span><text:span text:style-name="T15">.</text:span><text:span text:style-name="T19">length</text:span><text:span text:style-name="T15"> &gt; </text:span><text:span text:style-name="T19">b</text:span><text:span text:style-name="T15">.</text:span><text:span text:style-name="T19">length</text:span><text:span text:style-name="T15">){</text:span></text:p>
      <text:p text:style-name="P18">        <text:span text:style-name="T26">return</text:span><text:span text:style-name="T15"> </text:span><text:span text:style-name="T19">diff</text:span><text:span text:style-name="T15"> = </text:span><text:span text:style-name="T19">a</text:span><text:span text:style-name="T15">.</text:span><text:span text:style-name="T21">filter</text:span><text:span text:style-name="T15">(</text:span><text:span text:style-name="T19">x</text:span><text:span text:style-name="T15"> </text:span><text:span text:style-name="T17">=&gt;</text:span><text:span text:style-name="T15"> </text:span><text:span text:style-name="T19">b</text:span><text:span text:style-name="T15">.</text:span><text:span text:style-name="T21">indexOf</text:span><text:span text:style-name="T15">(</text:span><text:span text:style-name="T19">x</text:span><text:span text:style-name="T15">)===-</text:span><text:span text:style-name="T24">1</text:span><text:span text:style-name="T15">)</text:span></text:p>
      <text:p text:style-name="P18">    <text:span text:style-name="T15">}</text:span><text:span text:style-name="T26">else</text:span><text:span text:style-name="T15">{</text:span></text:p>
      <text:p text:style-name="P18">        <text:span text:style-name="T26">return</text:span><text:span text:style-name="T15"> </text:span><text:span text:style-name="T19">diff</text:span><text:span text:style-name="T15"> = </text:span><text:span text:style-name="T19">b</text:span><text:span text:style-name="T15">.</text:span><text:span text:style-name="T21">filter</text:span><text:span text:style-name="T15">(</text:span><text:span text:style-name="T19">x</text:span><text:span text:style-name="T15"> </text:span><text:span text:style-name="T17">=&gt;</text:span><text:span text:style-name="T15"> </text:span><text:span text:style-name="T19">a</text:span><text:span text:style-name="T15">.</text:span><text:span text:style-name="T21">indexOf</text:span><text:span text:style-name="T15">(</text:span><text:span text:style-name="T19">x</text:span><text:span text:style-name="T15">)===-</text:span><text:span text:style-name="T24">1</text:span><text:span text:style-name="T15">)</text:span></text:p>
      <text:p text:style-name="P18">    <text:span text:style-name="T15">}</text:span></text:p>
      <text:p text:style-name="P17">}</text:p>
      <text:p text:style-name="P17"/>
      <text:p text:style-name="Standard">Task2:</text:p>
      <text:p text:style-name="P20">//42 найдите наименьший четный элемент массива, если его нет вывести первый элемент</text:p>
      <text:p text:style-name="P17"><text:span text:style-name="T16">let</text:span> <text:span text:style-name="T18">arr</text:span> = [-<text:span text:style-name="T23">1</text:span>,<text:span text:style-name="T23">2</text:span>,<text:span text:style-name="T23">3</text:span>,-<text:span text:style-name="T23">4</text:span>,<text:span text:style-name="T23">6</text:span>]</text:p>
      <text:p text:style-name="P21"/>
      <text:p text:style-name="P17"><text:span text:style-name="T16">let</text:span> <text:span text:style-name="T18">positiveNumArr</text:span> = <text:span text:style-name="T18">arr</text:span>.<text:span text:style-name="T20">filter</text:span>(<text:span text:style-name="T16">function</text:span> (<text:span text:style-name="T18">num</text:span>){</text:p>
      <text:p text:style-name="P18">    <text:span text:style-name="T26">return</text:span><text:span text:style-name="T15"> </text:span><text:span text:style-name="T19">num</text:span><text:span text:style-name="T15">&gt;</text:span><text:span text:style-name="T24">0</text:span></text:p>
      <text:p text:style-name="P17">})</text:p>
      <text:p text:style-name="P21"/>
      <text:p text:style-name="P17"><text:span text:style-name="T18">positiveNumArr</text:span>.<text:span text:style-name="T20">sort</text:span>()</text:p>
      <text:p text:style-name="P21"/>
      <text:p text:style-name="P17"><text:span text:style-name="T18">console</text:span>.<text:span text:style-name="T20">log</text:span>(<text:span text:style-name="T18">positiveNumArr</text:span>[<text:span text:style-name="T23">0</text:span>])</text:p>
      <text:p text:style-name="P17"/>
      <text:p text:style-name="Code"/>
      <text:p text:style-name="Standard">Task3:</text:p>
      <text:p text:style-name="P20">//118 На плоскости заданы n точек своими декартовыми координатами. Найти минимальный периметр многоугольника,</text:p>
      <text:p text:style-name="P20">//содержащего все эти точки. Гарантируется, что искомый многоугольник имеет ненулевую площадь</text:p>
      <text:p text:style-name="P21"/>
      <text:p text:style-name="P17"><text:span text:style-name="T16">let</text:span> <text:span text:style-name="T18">arrayOfDots</text:span> = <text:span text:style-name="T16">new</text:span> <text:span text:style-name="T27">Array</text:span>()</text:p>
      <text:p text:style-name="P21"/>
      <text:p text:style-name="P17"><text:span text:style-name="T18">arrayOfDots</text:span>[<text:span text:style-name="T23">0</text:span>]={</text:p>
      <text:p text:style-name="P18">    <text:span text:style-name="T19">x:</text:span><text:span text:style-name="T24">1</text:span><text:span text:style-name="T15">,</text:span></text:p>
      <text:p text:style-name="P18">    <text:span text:style-name="T19">y:</text:span><text:span text:style-name="T24">1</text:span></text:p>
      <text:p text:style-name="P17">}</text:p>
      <text:p text:style-name="P17"><text:span text:style-name="T18">arrayOfDots</text:span>[<text:span text:style-name="T23">1</text:span>]={</text:p>
      <text:p text:style-name="P18">    <text:span text:style-name="T19">x:</text:span><text:span text:style-name="T24">6</text:span><text:span text:style-name="T15">,</text:span></text:p>
      <text:p text:style-name="P18">    <text:span text:style-name="T19">y:</text:span><text:span text:style-name="T24">1</text:span></text:p>
      <text:p text:style-name="P17"><text:soft-page-break/>}</text:p>
      <text:p text:style-name="P17"><text:span text:style-name="T18">arrayOfDots</text:span>[<text:span text:style-name="T23">2</text:span>]={</text:p>
      <text:p text:style-name="P18">    <text:span text:style-name="T19">x:</text:span><text:span text:style-name="T24">5</text:span><text:span text:style-name="T15">,</text:span></text:p>
      <text:p text:style-name="P18">    <text:span text:style-name="T19">y:</text:span><text:span text:style-name="T24">5</text:span></text:p>
      <text:p text:style-name="P17">}</text:p>
      <text:p text:style-name="P17"><text:span text:style-name="T18">arrayOfDots</text:span>[<text:span text:style-name="T23">3</text:span>]={</text:p>
      <text:p text:style-name="P18">    <text:span text:style-name="T19">x:</text:span><text:span text:style-name="T24">2</text:span><text:span text:style-name="T15">,</text:span></text:p>
      <text:p text:style-name="P18">    <text:span text:style-name="T19">y:</text:span><text:span text:style-name="T24">4</text:span></text:p>
      <text:p text:style-name="P17">}</text:p>
      <text:p text:style-name="P17"><text:span text:style-name="T18">arrayOfDots</text:span>[<text:span text:style-name="T23">4</text:span>]={</text:p>
      <text:p text:style-name="P18">    <text:span text:style-name="T19">x:</text:span><text:span text:style-name="T24">4</text:span><text:span text:style-name="T15">,</text:span></text:p>
      <text:p text:style-name="P18">    <text:span text:style-name="T19">y:</text:span><text:span text:style-name="T24">3</text:span></text:p>
      <text:p text:style-name="P17">}</text:p>
      <text:p text:style-name="P17"><text:span text:style-name="T18">arrayOfDots</text:span>[<text:span text:style-name="T23">5</text:span>]={</text:p>
      <text:p text:style-name="P18">    <text:span text:style-name="T19">x:</text:span><text:span text:style-name="T24">3</text:span><text:span text:style-name="T15">,</text:span></text:p>
      <text:p text:style-name="P18">    <text:span text:style-name="T19">y:</text:span><text:span text:style-name="T24">2</text:span></text:p>
      <text:p text:style-name="P17">}</text:p>
      <text:p text:style-name="P17"><text:span text:style-name="T18">arrayOfDots</text:span>[<text:span text:style-name="T23">6</text:span>]={</text:p>
      <text:p text:style-name="P18">    <text:span text:style-name="T19">x:</text:span><text:span text:style-name="T24">1</text:span><text:span text:style-name="T15">,</text:span></text:p>
      <text:p text:style-name="P18">    <text:span text:style-name="T19">y:</text:span><text:span text:style-name="T24">7</text:span></text:p>
      <text:p text:style-name="P17">}</text:p>
      <text:p text:style-name="P21"/>
      <text:p text:style-name="P17"><text:span text:style-name="T20">jarvisMarch</text:span>(<text:span text:style-name="T18">arrayOfDots</text:span>)</text:p>
      <text:p text:style-name="P21"/>
      <text:p text:style-name="P17"><text:span text:style-name="T16">function</text:span> <text:span text:style-name="T20">jarvisMarch</text:span>(<text:span text:style-name="T18">arrayOfDots</text:span>){</text:p>
      <text:p text:style-name="P21"/>
      <text:p text:style-name="P18">    <text:span text:style-name="T19">startPoint</text:span><text:span text:style-name="T15"> = </text:span><text:span text:style-name="T19">arrayOfDots</text:span><text:span text:style-name="T15">[</text:span><text:span text:style-name="T24">0</text:span><text:span text:style-name="T15">]</text:span></text:p>
      <text:p text:style-name="P18">    <text:span text:style-name="T26">for</text:span><text:span text:style-name="T15">(</text:span><text:span text:style-name="T17">let</text:span><text:span text:style-name="T15"> </text:span><text:span text:style-name="T19">i</text:span><text:span text:style-name="T15"> =</text:span><text:span text:style-name="T24">0</text:span><text:span text:style-name="T15">; </text:span><text:span text:style-name="T19">i</text:span><text:span text:style-name="T15">&lt;</text:span><text:span text:style-name="T19">arrayOfDots</text:span><text:span text:style-name="T15">.</text:span><text:span text:style-name="T19">length</text:span><text:span text:style-name="T15">;</text:span><text:span text:style-name="T19">i</text:span><text:span text:style-name="T15">++){</text:span></text:p>
      <text:p text:style-name="P18">        <text:span text:style-name="T26">if</text:span><text:span text:style-name="T15">(</text:span><text:span text:style-name="T19">startPoint</text:span><text:span text:style-name="T15">.</text:span><text:span text:style-name="T19">x</text:span><text:span text:style-name="T15">&gt;</text:span><text:span text:style-name="T19">arrayOfDots</text:span><text:span text:style-name="T15">[</text:span><text:span text:style-name="T19">i</text:span><text:span text:style-name="T15">].</text:span><text:span text:style-name="T19">x</text:span><text:span text:style-name="T15"> &amp;&amp; </text:span><text:span text:style-name="T19">startPoint</text:span><text:span text:style-name="T15">.</text:span><text:span text:style-name="T19">y</text:span><text:span text:style-name="T15">&gt;</text:span><text:span text:style-name="T19">arrayOfDots</text:span><text:span text:style-name="T15">[</text:span><text:span text:style-name="T19">i</text:span><text:span text:style-name="T15">].</text:span><text:span text:style-name="T19">y</text:span><text:span text:style-name="T15">){</text:span></text:p>
      <text:p text:style-name="P18">            <text:span text:style-name="T19">startPoint</text:span><text:span text:style-name="T15"> = </text:span><text:span text:style-name="T19">arrayOfDots</text:span><text:span text:style-name="T15">[</text:span><text:span text:style-name="T19">i</text:span><text:span text:style-name="T15">]</text:span></text:p>
      <text:p text:style-name="P18">        <text:span text:style-name="T15">}</text:span></text:p>
      <text:p text:style-name="P18">    <text:span text:style-name="T15">}</text:span></text:p>
      <text:p text:style-name="P18">    </text:p>
      <text:p text:style-name="P18">    <text:span text:style-name="T29">// console.log(arrayOfDots)</text:span></text:p>
      <text:p text:style-name="P18">    <text:span text:style-name="T17">let</text:span><text:span text:style-name="T15"> </text:span><text:span text:style-name="T19">arrayOfExtremePoints</text:span><text:span text:style-name="T15"> = </text:span><text:span text:style-name="T21">getExtremePoints</text:span><text:span text:style-name="T15">(</text:span><text:span text:style-name="T19">arrayOfDots</text:span><text:span text:style-name="T15">,</text:span><text:span text:style-name="T19">startPoint</text:span><text:span text:style-name="T15">)</text:span></text:p>
      <text:p text:style-name="P18">    <text:span text:style-name="T29">// let perimeter = getPerimeter(arrayOfExtremePoints)</text:span></text:p>
      <text:p text:style-name="P18">    <text:span text:style-name="T19">console</text:span><text:span text:style-name="T15">.</text:span><text:span text:style-name="T21">log</text:span><text:span text:style-name="T15">(</text:span><text:span text:style-name="T22">"Perimeter: "</text:span><text:span text:style-name="T15">+ </text:span><text:span text:style-name="T21">getPerimeter</text:span><text:span text:style-name="T15">(</text:span><text:span text:style-name="T19">arrayOfExtremePoints</text:span><text:span text:style-name="T15">))</text:span></text:p>
      <text:p text:style-name="P17">}</text:p>
      <text:p text:style-name="P21"/>
      <text:p text:style-name="P17"><text:span text:style-name="T16">function</text:span> <text:span text:style-name="T20">getPerimeter</text:span>(<text:span text:style-name="T18">arrayOfDots</text:span>){</text:p>
      <text:p text:style-name="P18">    <text:span text:style-name="T17">let</text:span><text:span text:style-name="T15"> </text:span><text:span text:style-name="T19">perimeter</text:span><text:span text:style-name="T15"> = </text:span><text:span text:style-name="T24">0</text:span></text:p>
      <text:p text:style-name="P18">    <text:span text:style-name="T19">currentPoint</text:span><text:span text:style-name="T15"> = </text:span><text:span text:style-name="T19">arrayOfDots</text:span><text:span text:style-name="T15">[</text:span><text:span text:style-name="T24">0</text:span><text:span text:style-name="T15">]</text:span></text:p>
      <text:p text:style-name="P18">    <text:span text:style-name="T26">for</text:span><text:span text:style-name="T15">(</text:span><text:span text:style-name="T17">let</text:span><text:span text:style-name="T15"> </text:span><text:span text:style-name="T19">i</text:span><text:span text:style-name="T15">=</text:span><text:span text:style-name="T24">1</text:span><text:span text:style-name="T15">; </text:span><text:span text:style-name="T19">i</text:span><text:span text:style-name="T15">&lt;</text:span><text:span text:style-name="T19">arrayOfDots</text:span><text:span text:style-name="T15">.</text:span><text:span text:style-name="T19">length</text:span><text:span text:style-name="T15">; </text:span><text:span text:style-name="T19">i</text:span><text:span text:style-name="T15">++){</text:span></text:p>
      <text:p text:style-name="P18">        <text:span text:style-name="T26">if</text:span><text:span text:style-name="T15">(</text:span><text:span text:style-name="T19">i</text:span><text:span text:style-name="T15">===</text:span><text:span text:style-name="T19">arrayOfDots</text:span><text:span text:style-name="T15">.</text:span><text:span text:style-name="T19">length</text:span><text:span text:style-name="T15">-</text:span><text:span text:style-name="T24">1</text:span><text:span text:style-name="T15">){</text:span></text:p>
      <text:p text:style-name="P18">            <text:span text:style-name="T19">perimeter</text:span><text:span text:style-name="T15"> += </text:span><text:span text:style-name="T21">getLengthOfSection</text:span><text:span text:style-name="T15">(</text:span><text:span text:style-name="T19">currentPoint</text:span><text:span text:style-name="T15">,</text:span><text:span text:style-name="T19">arrayOfDots</text:span><text:span text:style-name="T15">[</text:span><text:span text:style-name="T24">0</text:span><text:span text:style-name="T15">])</text:span></text:p>
      <text:p text:style-name="P18">            <text:span text:style-name="T29">// console.log("Perimeter in fun: "+perimeter)</text:span></text:p>
      <text:p text:style-name="P18">        <text:span text:style-name="T15">}</text:span><text:span text:style-name="T26">else</text:span><text:span text:style-name="T15">{</text:span></text:p>
      <text:p text:style-name="P18">            <text:span text:style-name="T19">perimeter</text:span><text:span text:style-name="T15"> += </text:span><text:span text:style-name="T21">getLengthOfSection</text:span><text:span text:style-name="T15">(</text:span><text:span text:style-name="T19">currentPoint</text:span><text:span text:style-name="T15">, </text:span><text:span text:style-name="T19">arrayOfDots</text:span><text:span text:style-name="T15">[</text:span><text:span text:style-name="T19">i</text:span><text:span text:style-name="T15">])</text:span></text:p>
      <text:p text:style-name="P18">            <text:span text:style-name="T19">currentPoint</text:span><text:span text:style-name="T15"> = </text:span><text:span text:style-name="T19">arrayOfDots</text:span><text:span text:style-name="T15">[</text:span><text:span text:style-name="T19">i</text:span><text:span text:style-name="T15">]</text:span></text:p>
      <text:p text:style-name="P18"><text:soft-page-break/>        <text:span text:style-name="T15">}</text:span></text:p>
      <text:p text:style-name="P18">    <text:span text:style-name="T15">}</text:span></text:p>
      <text:p text:style-name="P18">    <text:span text:style-name="T26">return</text:span><text:span text:style-name="T15"> </text:span><text:span text:style-name="T19">perimeter</text:span></text:p>
      <text:p text:style-name="P17">}</text:p>
      <text:p text:style-name="P21"/>
      <text:p text:style-name="P17"><text:span text:style-name="T16">function</text:span> <text:span text:style-name="T20">getLengthOfSection</text:span>(<text:span text:style-name="T18">startPoint</text:span>, <text:span text:style-name="T18">finishPoint</text:span>){</text:p>
      <text:p text:style-name="P18">    <text:span text:style-name="T26">return</text:span><text:span text:style-name="T15"> </text:span><text:span text:style-name="T19">Math</text:span><text:span text:style-name="T15">.</text:span><text:span text:style-name="T21">sqrt</text:span><text:span text:style-name="T15">(</text:span><text:span text:style-name="T19">Math</text:span><text:span text:style-name="T15">.</text:span><text:span text:style-name="T21">pow</text:span><text:span text:style-name="T15">((</text:span><text:span text:style-name="T19">finishPoint</text:span><text:span text:style-name="T15">.</text:span><text:span text:style-name="T19">x</text:span><text:span text:style-name="T15">-</text:span><text:span text:style-name="T19">startPoint</text:span><text:span text:style-name="T15">.</text:span><text:span text:style-name="T19">x</text:span><text:span text:style-name="T15">),</text:span><text:span text:style-name="T24">2</text:span><text:span text:style-name="T15">)+</text:span><text:span text:style-name="T19">Math</text:span><text:span text:style-name="T15">.</text:span><text:span text:style-name="T21">pow</text:span><text:span text:style-name="T15">((</text:span><text:span text:style-name="T19">finishPoint</text:span><text:span text:style-name="T15">.</text:span><text:span text:style-name="T19">y</text:span><text:span text:style-name="T15">-</text:span><text:span text:style-name="T19">startPoint</text:span><text:span text:style-name="T15">.</text:span><text:span text:style-name="T19">y</text:span><text:span text:style-name="T15">),</text:span><text:span text:style-name="T24">2</text:span><text:span text:style-name="T15">))</text:span></text:p>
      <text:p text:style-name="P17">}</text:p>
      <text:p text:style-name="P21"/>
      <text:p text:style-name="P17"><text:span text:style-name="T16">function</text:span> <text:span text:style-name="T20">getExtremePoints</text:span>(<text:span text:style-name="T18">array</text:span>, <text:span text:style-name="T18">startPoint</text:span>){</text:p>
      <text:p text:style-name="P18">    <text:span text:style-name="T17">let</text:span><text:span text:style-name="T15"> </text:span><text:span text:style-name="T19">sortedArray</text:span><text:span text:style-name="T15"> = </text:span><text:span text:style-name="T17">new</text:span><text:span text:style-name="T15"> </text:span><text:span text:style-name="T28">Array</text:span><text:span text:style-name="T15">()</text:span></text:p>
      <text:p text:style-name="P18">    <text:span text:style-name="T19">sortedArray</text:span><text:span text:style-name="T15">.</text:span><text:span text:style-name="T21">push</text:span><text:span text:style-name="T15">(</text:span><text:span text:style-name="T19">startPoint</text:span><text:span text:style-name="T15">)</text:span></text:p>
      <text:p text:style-name="P18">    <text:span text:style-name="T19">currentPoint</text:span><text:span text:style-name="T15"> = </text:span><text:span text:style-name="T19">sortedArray</text:span><text:span text:style-name="T15">[</text:span><text:span text:style-name="T24">0</text:span><text:span text:style-name="T15">]</text:span></text:p>
      <text:p text:style-name="P18">    <text:span text:style-name="T26">for</text:span><text:span text:style-name="T15">(</text:span><text:span text:style-name="T17">let</text:span><text:span text:style-name="T15"> </text:span><text:span text:style-name="T19">i</text:span><text:span text:style-name="T15"> = </text:span><text:span text:style-name="T24">0</text:span><text:span text:style-name="T15">; </text:span><text:span text:style-name="T19">i</text:span><text:span text:style-name="T15">&lt;</text:span><text:span text:style-name="T19">array</text:span><text:span text:style-name="T15">.</text:span><text:span text:style-name="T19">length</text:span><text:span text:style-name="T15">; </text:span><text:span text:style-name="T19">i</text:span><text:span text:style-name="T15">++){</text:span></text:p>
      <text:p text:style-name="P18">        <text:span text:style-name="T26">if</text:span><text:span text:style-name="T15">(</text:span><text:span text:style-name="T19">array</text:span><text:span text:style-name="T15">[</text:span><text:span text:style-name="T19">i</text:span><text:span text:style-name="T15">].</text:span><text:span text:style-name="T19">x</text:span><text:span text:style-name="T15">&gt;</text:span><text:span text:style-name="T19">currentPoint</text:span><text:span text:style-name="T15">.</text:span><text:span text:style-name="T19">x</text:span><text:span text:style-name="T15"> || </text:span><text:span text:style-name="T19">array</text:span><text:span text:style-name="T15">[</text:span><text:span text:style-name="T19">i</text:span><text:span text:style-name="T15">].</text:span><text:span text:style-name="T19">y</text:span><text:span text:style-name="T15">&gt;</text:span><text:span text:style-name="T19">currentPoint</text:span><text:span text:style-name="T15">.</text:span><text:span text:style-name="T19">y</text:span><text:span text:style-name="T15">){</text:span></text:p>
      <text:p text:style-name="P18">            <text:span text:style-name="T19">sortedArray</text:span><text:span text:style-name="T15">.</text:span><text:span text:style-name="T21">push</text:span><text:span text:style-name="T15">(</text:span><text:span text:style-name="T19">array</text:span><text:span text:style-name="T15">[</text:span><text:span text:style-name="T19">i</text:span><text:span text:style-name="T15">])</text:span></text:p>
      <text:p text:style-name="P18">            <text:span text:style-name="T19">currentPoint</text:span><text:span text:style-name="T15"> = </text:span><text:span text:style-name="T19">array</text:span><text:span text:style-name="T15">[</text:span><text:span text:style-name="T19">i</text:span><text:span text:style-name="T15">]</text:span></text:p>
      <text:p text:style-name="P18">        <text:span text:style-name="T15">}</text:span></text:p>
      <text:p text:style-name="P18">    <text:span text:style-name="T15">}</text:span></text:p>
      <text:p text:style-name="P18">    <text:span text:style-name="T26">return</text:span><text:span text:style-name="T15"> </text:span><text:span text:style-name="T19">sortedArray</text:span></text:p>
      <text:p text:style-name="P17">}</text:p>
      <text:p text:style-name="Code"/>
      <text:p text:style-name="P24">Task4:</text:p>
      <text:p text:style-name="P20">//120 Заданы вес е пустой копилки и вес v копилки с монетами. В копилке могут находиться монеты n видов; известны </text:p>
      <text:p text:style-name="P20">//ценность pi, каждого вида монет и вес wi одной монеты. Найти минимальную и максимальную сумму денег в копилке</text:p>
      <text:p text:style-name="P23"/>
      <text:p text:style-name="Code"/>
      <text:p text:style-name="P25">Task5:</text:p>
      <text:p text:style-name="P20">//166 Матрицу m x n заполнить натуральными числами от 1 до mn по спирали, начинающейся в левом верхнем углу и </text:p>
      <text:p text:style-name="P20">//закрученной против часовой стрелки</text:p>
      <text:p text:style-name="P21"/>
      <text:p text:style-name="P20">// m - длинна матрицы</text:p>
      <text:p text:style-name="P20">// x - высота матрицы</text:p>
      <text:p text:style-name="P20">// n - глубина матрицы</text:p>
      <text:p text:style-name="P21"/>
      <text:p text:style-name="P17"><text:span text:style-name="T18">axisX</text:span> = <text:span text:style-name="T23">6</text:span></text:p>
      <text:p text:style-name="P17"><text:span text:style-name="T18">axisY</text:span> = <text:span text:style-name="T23">6</text:span></text:p>
      <text:p text:style-name="P21"/>
      <text:p text:style-name="P17"><text:span text:style-name="T16">let</text:span> <text:span text:style-name="T18">matrixArray</text:span> = []</text:p>
      <text:p text:style-name="P21"/>
      <text:p text:style-name="P17"><text:span text:style-name="T25">for</text:span>(<text:span text:style-name="T16">let</text:span> <text:span text:style-name="T18">i</text:span> =<text:span text:style-name="T23">0</text:span>; <text:span text:style-name="T18">i</text:span>&lt;<text:span text:style-name="T18">axisY</text:span>;<text:span text:style-name="T18">i</text:span>++){</text:p>
      <text:p text:style-name="P18">    <text:span text:style-name="T19">matrixArray</text:span><text:span text:style-name="T15">[</text:span><text:span text:style-name="T19">i</text:span><text:span text:style-name="T15">] = []</text:span></text:p>
      <text:p text:style-name="P17">}</text:p>
      <text:p text:style-name="P17"><text:span text:style-name="T25">for</text:span>(<text:span text:style-name="T16">let</text:span> <text:span text:style-name="T18">y</text:span> =<text:span text:style-name="T23">0</text:span>; <text:span text:style-name="T18">y</text:span>&lt;<text:span text:style-name="T18">axisY</text:span>; <text:span text:style-name="T18">y</text:span>++){</text:p>
      <text:p text:style-name="P18">    <text:span text:style-name="T26">for</text:span><text:span text:style-name="T15">(</text:span><text:span text:style-name="T17">let</text:span><text:span text:style-name="T15"> </text:span><text:span text:style-name="T19">x</text:span><text:span text:style-name="T15"> =</text:span><text:span text:style-name="T24">0</text:span><text:span text:style-name="T15">; </text:span><text:span text:style-name="T19">x</text:span><text:span text:style-name="T15">&lt;</text:span><text:span text:style-name="T19">axisX</text:span><text:span text:style-name="T15">;</text:span><text:span text:style-name="T19">x</text:span><text:span text:style-name="T15">++){</text:span></text:p>
      <text:p text:style-name="P18">        <text:span text:style-name="T19">matrixArray</text:span><text:span text:style-name="T15">[</text:span><text:span text:style-name="T19">y</text:span><text:span text:style-name="T15">][</text:span><text:span text:style-name="T19">x</text:span><text:span text:style-name="T15">] = </text:span><text:span text:style-name="T17">null</text:span></text:p>
      <text:p text:style-name="P18"><text:soft-page-break/>    <text:span text:style-name="T15">}</text:span></text:p>
      <text:p text:style-name="P17">}</text:p>
      <text:p text:style-name="P21"/>
      <text:p text:style-name="P17"><text:span text:style-name="T16">let</text:span> <text:span text:style-name="T18">numbersRange</text:span> = <text:span text:style-name="T18">axisX</text:span> * <text:span text:style-name="T18">axisY</text:span></text:p>
      <text:p text:style-name="P21"/>
      <text:p text:style-name="P17"><text:span text:style-name="T16">let</text:span> <text:span text:style-name="T18">previousNum</text:span> = <text:span text:style-name="T20">getNum</text:span>(<text:span text:style-name="T23">0</text:span>)</text:p>
      <text:p text:style-name="P21"/>
      <text:p text:style-name="P17"><text:span text:style-name="T16">let</text:span> <text:span text:style-name="T18">x</text:span> =<text:span text:style-name="T23">0</text:span></text:p>
      <text:p text:style-name="P17"><text:span text:style-name="T16">let</text:span> <text:span text:style-name="T18">y</text:span> =<text:span text:style-name="T23">0</text:span></text:p>
      <text:p text:style-name="P21"/>
      <text:p text:style-name="P17"><text:span text:style-name="T16">let</text:span> <text:span text:style-name="T18">triger</text:span> = <text:span text:style-name="T16">true</text:span></text:p>
      <text:p text:style-name="P17"><text:span text:style-name="T16">let</text:span> <text:span text:style-name="T18">nonNull</text:span> = <text:span text:style-name="T23">0</text:span></text:p>
      <text:p text:style-name="P21"/>
      <text:p text:style-name="P17"><text:span text:style-name="T18">console</text:span>.<text:span text:style-name="T20">log</text:span>(<text:span text:style-name="T18">matrixArray</text:span>[<text:span text:style-name="T23">0</text:span>][<text:span text:style-name="T23">0</text:span>])</text:p>
      <text:p text:style-name="P17"><text:span text:style-name="T18">console</text:span>.<text:span text:style-name="T20">log</text:span>(<text:span text:style-name="T16">typeof</text:span>(<text:span text:style-name="T18">matrixArray</text:span>[<text:span text:style-name="T23">0</text:span>][<text:span text:style-name="T23">0</text:span>]))</text:p>
      <text:p text:style-name="P17"><text:span text:style-name="T25">while</text:span>(<text:span text:style-name="T18">triger</text:span>){</text:p>
      <text:p text:style-name="P18">    <text:span text:style-name="T19">nonNull</text:span><text:span text:style-name="T15"> = </text:span><text:span text:style-name="T24">0</text:span></text:p>
      <text:p text:style-name="P18">    <text:span text:style-name="T26">while</text:span><text:span text:style-name="T15">(</text:span><text:span text:style-name="T19">y</text:span><text:span text:style-name="T15">!=</text:span><text:span text:style-name="T19">axisY</text:span><text:span text:style-name="T15"> &amp;&amp; </text:span><text:span text:style-name="T19">matrixArray</text:span><text:span text:style-name="T15">[</text:span><text:span text:style-name="T19">y</text:span><text:span text:style-name="T15">][</text:span><text:span text:style-name="T19">x</text:span><text:span text:style-name="T15">]===</text:span><text:span text:style-name="T17">null</text:span><text:span text:style-name="T15">){</text:span></text:p>
      <text:p text:style-name="P18">        <text:span text:style-name="T19">matrixArray</text:span><text:span text:style-name="T15">[</text:span><text:span text:style-name="T19">y</text:span><text:span text:style-name="T15">][</text:span><text:span text:style-name="T19">x</text:span><text:span text:style-name="T15">] = </text:span><text:span text:style-name="T19">previousNum</text:span></text:p>
      <text:p text:style-name="P18">        <text:span text:style-name="T19">previousNum</text:span><text:span text:style-name="T15"> = </text:span><text:span text:style-name="T21">getNum</text:span><text:span text:style-name="T15">(</text:span><text:span text:style-name="T19">previousNum</text:span><text:span text:style-name="T15">)</text:span></text:p>
      <text:p text:style-name="P18">        <text:span text:style-name="T19">y</text:span><text:span text:style-name="T15">++</text:span></text:p>
      <text:p text:style-name="P18">    <text:span text:style-name="T15">}</text:span></text:p>
      <text:p text:style-name="P18">    <text:span text:style-name="T19">y</text:span><text:span text:style-name="T15">--</text:span></text:p>
      <text:p text:style-name="P18">    <text:span text:style-name="T19">x</text:span><text:span text:style-name="T15">++</text:span></text:p>
      <text:p text:style-name="P18">    <text:span text:style-name="T26">while</text:span><text:span text:style-name="T15">(</text:span><text:span text:style-name="T19">x</text:span><text:span text:style-name="T15">!=</text:span><text:span text:style-name="T19">axisX</text:span><text:span text:style-name="T15"> &amp;&amp; </text:span><text:span text:style-name="T19">matrixArray</text:span><text:span text:style-name="T15">[</text:span><text:span text:style-name="T19">y</text:span><text:span text:style-name="T15">][</text:span><text:span text:style-name="T19">x</text:span><text:span text:style-name="T15">] === </text:span><text:span text:style-name="T17">null</text:span><text:span text:style-name="T15">){</text:span></text:p>
      <text:p text:style-name="P18">        <text:span text:style-name="T19">matrixArray</text:span><text:span text:style-name="T15">[</text:span><text:span text:style-name="T19">y</text:span><text:span text:style-name="T15">][</text:span><text:span text:style-name="T19">x</text:span><text:span text:style-name="T15">] = </text:span><text:span text:style-name="T19">previousNum</text:span></text:p>
      <text:p text:style-name="P18">        <text:span text:style-name="T19">previousNum</text:span><text:span text:style-name="T15"> = </text:span><text:span text:style-name="T21">getNum</text:span><text:span text:style-name="T15">(</text:span><text:span text:style-name="T19">previousNum</text:span><text:span text:style-name="T15">)</text:span></text:p>
      <text:p text:style-name="P18">        <text:span text:style-name="T19">x</text:span><text:span text:style-name="T15">++</text:span></text:p>
      <text:p text:style-name="P18">    <text:span text:style-name="T15">}</text:span></text:p>
      <text:p text:style-name="P18">    <text:span text:style-name="T19">x</text:span><text:span text:style-name="T15">--</text:span></text:p>
      <text:p text:style-name="P18">    <text:span text:style-name="T19">y</text:span><text:span text:style-name="T15">--</text:span></text:p>
      <text:p text:style-name="P18">    <text:span text:style-name="T26">while</text:span><text:span text:style-name="T15">(</text:span><text:span text:style-name="T19">y</text:span><text:span text:style-name="T15">&gt;=</text:span><text:span text:style-name="T24">0</text:span><text:span text:style-name="T15"> &amp;&amp; </text:span><text:span text:style-name="T19">matrixArray</text:span><text:span text:style-name="T15">[</text:span><text:span text:style-name="T19">y</text:span><text:span text:style-name="T15">][</text:span><text:span text:style-name="T19">x</text:span><text:span text:style-name="T15">]===</text:span><text:span text:style-name="T17">null</text:span><text:span text:style-name="T15">){</text:span></text:p>
      <text:p text:style-name="P18">        <text:span text:style-name="T19">matrixArray</text:span><text:span text:style-name="T15">[</text:span><text:span text:style-name="T19">y</text:span><text:span text:style-name="T15">][</text:span><text:span text:style-name="T19">x</text:span><text:span text:style-name="T15">] = </text:span><text:span text:style-name="T19">previousNum</text:span></text:p>
      <text:p text:style-name="P18">        <text:span text:style-name="T19">previousNum</text:span><text:span text:style-name="T15"> = </text:span><text:span text:style-name="T21">getNum</text:span><text:span text:style-name="T15">(</text:span><text:span text:style-name="T19">previousNum</text:span><text:span text:style-name="T15">)</text:span></text:p>
      <text:p text:style-name="P18">        <text:span text:style-name="T19">y</text:span><text:span text:style-name="T15">--</text:span></text:p>
      <text:p text:style-name="P18">    <text:span text:style-name="T15">}</text:span></text:p>
      <text:p text:style-name="P18">    <text:span text:style-name="T19">y</text:span><text:span text:style-name="T15">++</text:span></text:p>
      <text:p text:style-name="P18">    <text:span text:style-name="T19">x</text:span><text:span text:style-name="T15">--</text:span></text:p>
      <text:p text:style-name="P18">    <text:span text:style-name="T26">while</text:span><text:span text:style-name="T15">(</text:span><text:span text:style-name="T19">x</text:span><text:span text:style-name="T15">&gt;=</text:span><text:span text:style-name="T24">0</text:span><text:span text:style-name="T15"> &amp;&amp; </text:span><text:span text:style-name="T19">matrixArray</text:span><text:span text:style-name="T15">[</text:span><text:span text:style-name="T19">y</text:span><text:span text:style-name="T15">][</text:span><text:span text:style-name="T19">x</text:span><text:span text:style-name="T15">]===</text:span><text:span text:style-name="T17">null</text:span><text:span text:style-name="T15">){</text:span></text:p>
      <text:p text:style-name="P18">        <text:span text:style-name="T19">matrixArray</text:span><text:span text:style-name="T15">[</text:span><text:span text:style-name="T19">y</text:span><text:span text:style-name="T15">][</text:span><text:span text:style-name="T19">x</text:span><text:span text:style-name="T15">] = </text:span><text:span text:style-name="T19">previousNum</text:span></text:p>
      <text:p text:style-name="P18">        <text:span text:style-name="T19">previousNum</text:span><text:span text:style-name="T15"> = </text:span><text:span text:style-name="T21">getNum</text:span><text:span text:style-name="T15">(</text:span><text:span text:style-name="T19">previousNum</text:span><text:span text:style-name="T15">)</text:span></text:p>
      <text:p text:style-name="P18">        <text:span text:style-name="T19">x</text:span><text:span text:style-name="T15">--</text:span></text:p>
      <text:p text:style-name="P18">    <text:span text:style-name="T15">}</text:span></text:p>
      <text:p text:style-name="P18">    <text:span text:style-name="T19">x</text:span><text:span text:style-name="T15">++</text:span></text:p>
      <text:p text:style-name="P18">    <text:span text:style-name="T19">y</text:span><text:span text:style-name="T15">++</text:span></text:p>
      <text:p text:style-name="P18">    <text:span text:style-name="T26">for</text:span><text:span text:style-name="T15">(</text:span><text:span text:style-name="T17">let</text:span><text:span text:style-name="T15"> </text:span><text:span text:style-name="T19">i</text:span><text:span text:style-name="T15"> =</text:span><text:span text:style-name="T24">0</text:span><text:span text:style-name="T15">; </text:span><text:span text:style-name="T19">i</text:span><text:span text:style-name="T15">&lt;</text:span><text:span text:style-name="T19">axisY</text:span><text:span text:style-name="T15">;</text:span><text:span text:style-name="T19">i</text:span><text:span text:style-name="T15">++){</text:span></text:p>
      <text:p text:style-name="P18">        <text:span text:style-name="T26">if</text:span><text:span text:style-name="T15">(</text:span><text:span text:style-name="T19">matrixArray</text:span><text:span text:style-name="T15">[</text:span><text:span text:style-name="T19">i</text:span><text:span text:style-name="T15">].</text:span><text:span text:style-name="T21">includes</text:span><text:span text:style-name="T15">(</text:span><text:span text:style-name="T17">null</text:span><text:span text:style-name="T15">)){</text:span></text:p>
      <text:p text:style-name="P18">            <text:span text:style-name="T19">nonNull</text:span><text:span text:style-name="T15">++</text:span></text:p>
      <text:p text:style-name="P18"><text:soft-page-break/>        <text:span text:style-name="T15">} </text:span></text:p>
      <text:p text:style-name="P18">    <text:span text:style-name="T15">}</text:span></text:p>
      <text:p text:style-name="P18">    <text:span text:style-name="T26">if</text:span><text:span text:style-name="T15">(</text:span><text:span text:style-name="T19">nonNull</text:span><text:span text:style-name="T15">===</text:span><text:span text:style-name="T24">0</text:span><text:span text:style-name="T15">){</text:span></text:p>
      <text:p text:style-name="P18">        <text:span text:style-name="T19">triger</text:span><text:span text:style-name="T15"> = </text:span><text:span text:style-name="T17">false</text:span></text:p>
      <text:p text:style-name="P18">    <text:span text:style-name="T15">}</text:span></text:p>
      <text:p text:style-name="P18">    <text:span text:style-name="T19">axisX</text:span><text:span text:style-name="T15">--</text:span></text:p>
      <text:p text:style-name="P18">    <text:span text:style-name="T19">axisY</text:span><text:span text:style-name="T15">--</text:span></text:p>
      <text:p text:style-name="P21"/>
      <text:p text:style-name="P17">}</text:p>
      <text:p text:style-name="P21"/>
      <text:p text:style-name="P17"><text:span text:style-name="T18">console</text:span>.<text:span text:style-name="T20">log</text:span>(<text:span text:style-name="T18">matrixArray</text:span>)</text:p>
      <text:p text:style-name="P21"/>
      <text:p text:style-name="P17"><text:span text:style-name="T16">function</text:span> <text:span text:style-name="T20">getNum</text:span>(<text:span text:style-name="T18">lastNum</text:span>){</text:p>
      <text:p text:style-name="P18">    <text:span text:style-name="T26">return</text:span><text:span text:style-name="T15"> ++</text:span><text:span text:style-name="T19">lastNum</text:span><text:span text:style-name="T15">;</text:span></text:p>
      <text:p text:style-name="P17">}</text:p>
      <text:p text:style-name="Code"/>
      <text:p text:style-name="Heading"><text:bookmark-start text:name="__RefHeading___Toc768_1751186770"/>Ответы на контрольные вопросы:<text:bookmark-end text:name="__RefHeading___Toc768_1751186770"/></text:p>
      <text:p text:style-name="P13">1. Какие типы данных можно записать в массив?</text:p>
      <text:p text:style-name="P22"><text:span text:style-name="T8"><text:tab/></text:span><text:span text:style-name="T30">Любые.</text:span></text:p>
      <text:p text:style-name="P13">2. Каким образом массив передается в произвольную функцию и как</text:p>
      <text:p text:style-name="P13">обрабатываются его элементы?</text:p>
      <text:p text:style-name="P13"><text:tab/><text:span text:style-name="T31">В произвольную функцию массив передается как обычная переменная, его элементы обрабатываются по индексам.</text:span></text:p>
      <text:p text:style-name="P14">3. Как можно быстро перебрать все записи в произвольном массиве?</text:p>
      <text:p text:style-name="P14"><text:tab/><text:span text:style-name="T32">Используя цикл </text:span><text:span text:style-name="T10">for </text:span><text:span text:style-name="T13">(</text:span><text:span text:style-name="T12">var</text:span><text:span text:style-name="T10"> </text:span><text:span text:style-name="T11">of</text:span><text:span text:style-name="T10"> array</text:span><text:span text:style-name="T13">)</text:span><text:span text:style-name="T10">.</text:span></text:p>
      <text:p text:style-name="Heading"><text:bookmark-start text:name="__RefHeading___Toc766_1751186770"/>Вывод:<text:bookmark-end text:name="__RefHeading___Toc766_1751186770"/></text:p>
      <text:p text:style-name="P15"><text:tab/>В ходе лабораторной работы получены знания о<text:span text:style-name="T9"> </text:span><text:span text:style-name="T14">р</text:span><text:span text:style-name="T33">аботе с массивами </text:span><text:span text:style-name="T9"><text:s/>JavaScript.</text:span></text:p>
      <text:p text:style-name="P19"/>
      <text:p text:style-name="P16"><text:span text:style-name="T9">GitHub: </text:span><text:a xlink:type="simple" xlink:href="https://github.com/bet9nz9/JS" text:style-name="Internet_20_link" text:visited-style-name="Visited_20_Internet_20_Link">https://github.com/bet9nz9/JS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Mangal1" svg:font-family="Mangal"/>
    <style:font-face style:name="Consolas1" svg:font-family="Consolas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style:page-number="auto"/>
      <style:text-properties style:font-name="Times New Roman" fo:font-family="'Times New Roman'" style:font-style-name="Обычный" style:font-family-generic="roman" style:font-pitch="variable"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fo:text-align="center" style:justify-single-word="false" style:page-number="auto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de" style:family="paragraph" style:parent-style-name="Standard" style:master-page-name="">
      <style:paragraph-properties style:page-number="auto"/>
      <style:text-properties style:font-name="Consolas1" fo:font-family="Consolas" style:font-style-name="Обычный" style:font-family-generic="modern" style:font-pitch="fixed" fo:font-size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editing-duration>PT33M24S</meta:editing-duration>
    <meta:editing-cycles>42</meta:editing-cycles>
    <dc:date>2020-10-10T15:32:46.601000000</dc:date>
    <meta:document-statistic meta:table-count="0" meta:image-count="0" meta:object-count="0" meta:page-count="7" meta:paragraph-count="200" meta:word-count="585" meta:character-count="5340" meta:non-whitespace-character-count="4317"/>
  </office:meta>
</office:document-meta>
</file>